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text-properties fo:color="#3333ff" fo:font-size="20pt" fo:background-color="#ffcc00" style:font-size-asian="20pt" style:font-size-complex="20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77</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text:span text:style-name="T2"> %#to liquefy CH4 for easier transport</text:span>,</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
        <text:p text:style-name="P8"/>
        <text:p text:style-name="P11">#7.0.1</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text:soft-page-break/>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text:span text:style-name="T1">reverse water–gas shift (RWGS) reaction</text:spa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8"/>
        <text:p text:style-name="P11">#7.1.1</text:p>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8"/>
        <text:p text:style-name="P11">#7.1.2</text:p>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oft-page-break/><text:s/>while CO2 is added to deal with the excess H2 in the feed (compared to reaction (6)),</text:p>
        <text:p text:style-name="P1"/>
        <text:p text:style-name="P8"/>
        <text:p text:style-name="P11">#7.1.3</text:p>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text:soft-page-break/></text:p>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8"/>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oft-page-break/><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text:soft-page-break/>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text:soft-page-break/>(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oft-page-break/><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oft-page-break/><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soft-page-break/></text:p>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oft-page-break/><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text:soft-page-break/></text:p>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text:soft-page-break/></text:p>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text:soft-page-break/>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text:soft-page-break/>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oft-page-break/><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text:soft-page-break/>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oft-page-break/><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text:soft-page-break/>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ext:soft-page-break/>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oft-page-break/><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text:soft-page-break/>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text:soft-page-break/>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text:soft-page-break/></text:p>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text:soft-page-break/></text:p>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text:soft-page-break/></text:p>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oft-page-break/><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
        <text:p text:style-name="P8"/>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8"/>
        <text:p text:style-name="P11">#15.01</text:p>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1">#15.02</text:p>
        <text:p text:style-name="P8"/>
        <text:p text:style-name="P1"><text:s/>Next,</text:p>
        <text:p text:style-name="P1"/>
        <text:p text:style-name="P1"><text:s/>we describe the different kinds of plasma reactors used for CO2 conversion,</text:p>
        <text:p text:style-name="P1"/>
        <text:p text:style-name="P1"><text:s/>focusing on their advantages and <text:soft-page-break/>disadvantages.</text:p>
        <text:p text:style-name="P1"/>
        <text:p text:style-name="P8"/>
        <text:p text:style-name="P11">#15.03</text:p>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8"/>
        <text:p text:style-name="P11">#15.04</text:p>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8"/>
        <text:p text:style-name="P11">#15.05</text:p>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text:soft-page-break/>other,</text:p>
        <text:p text:style-name="P1"/>
        <text:p text:style-name="P1"><text:s/>making plasma a highly reactive and complex chemical cocktail,</text:p>
        <text:p text:style-name="P1"/>
        <text:p text:style-name="P1"><text:s/>which is of interest to many potential applications.</text:p>
        <text:p text:style-name="P1"/>
        <text:p text:style-name="P8"/>
        <text:p text:style-name="P11">#15.1.1</text:p>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1">#15.2.1</text:p>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
        <text:p text:style-name="P8"><text:soft-page-break/></text:p>
        <text:p text:style-name="P11">#15.3</text:p>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8"/>
        <text:p text:style-name="P11">#15.4</text:p>
        <text:p text:style-name="P1"/>
        <text:p text:style-name="P1">%%<text:span text:style-name="T1">red sprites</text:span>,</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8"/>
        <text:p text:style-name="P11">#15.5</text:p>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text:soft-page-break/></text:p>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8"/>
        <text:p text:style-name="P11">#15.6</text:p>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8"/>
        <text:p text:style-name="P11">#15.7</text:p>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oft-page-break/><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
        <text:p text:style-name="P8"/>
        <text:p text:style-name="P11">#16.0.1</text:p>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1">#16.0.2</text:p>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8"/>
        <text:p text:style-name="P11">#16.0.3</text:p>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8">@@@</text:p>
        <text:p text:style-name="P1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oft-page-break/><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oft-page-break/><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oft-page-break/><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text:soft-page-break/>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oft-page-break/><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text:soft-page-break/></text:p>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text:soft-page-break/>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oft-page-break/><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text:soft-page-break/>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text:soft-page-break/>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text:soft-page-break/>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text:soft-page-break/></text:p>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text:soft-page-break/>#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oft-page-break/><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text:soft-page-break/>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text:soft-page-break/></text:p>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text:soft-page-break/>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oft-page-break/><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text:soft-page-break/></text:p>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text:soft-page-break/>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text:soft-page-break/>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text:soft-page-break/>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oft-page-break/><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text:soft-page-break/></text:p>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latter two processes is – although possible – inefficient in a plasma-only set-up,</text:p>
        <text:p text:style-name="P1"><text:soft-page-break/></text:p>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text:soft-page-break/></text:p>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text:soft-page-break/></text:p>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oft-page-break/><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oft-page-break/><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text:soft-page-break/>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text:soft-page-break/>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oft-page-break/><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text:soft-page-break/></text:p>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text:soft-page-break/>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text:soft-page-break/></text:p>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text:soft-page-break/>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ext:soft-page-break/>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8-28T18:31:37.21</dc:date>
    <dc:creator>iwabuchi ken</dc:creator>
    <meta:editing-duration>PT16H35M34S</meta:editing-duration>
    <meta:editing-cycles>161</meta:editing-cycles>
    <meta:generator>OpenOffice/4.1.3$Win32 OpenOffice.org_project/413m1$Build-9783</meta:generator>
    <meta:document-statistic meta:table-count="2" meta:image-count="0" meta:object-count="0" meta:page-count="89" meta:paragraph-count="2091" meta:word-count="17983" meta:character-count="116036"/>
  </office:meta>
</office:document-meta>
</file>